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50000034619DA70EA2E39CB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" svg:font-family="'Linux Libertine O'" style:font-adornments="Regular"/>
    <style:font-face style:name="Ubuntu Mono3" svg:font-family="'Ubuntu Mono'"/>
    <style:font-face style:name="Ubuntu Mono4" svg:font-family="'Ubuntu Mono'" style:font-adornments="Regular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a6efe3" draw:opacity="50%" draw:textarea-vertical-align="middle" draw:shadow-opacity="50%"/>
    </style:style>
    <style:style style:name="gr3" style:family="graphic" style:parent-style-name="standard">
      <style:graphic-properties svg:stroke-width="0.051cm" svg:stroke-color="#003f90" draw:marker-start-width="0.355cm" draw:marker-end-width="0.355cm" draw:fill-color="#87ddec" draw:textarea-horizontal-align="justify" draw:textarea-vertical-align="middle" draw:auto-grow-height="false" fo:min-height="0.503cm" fo:min-width="6.222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3f90" draw:marker-start-width="0.355cm" draw:marker-end-width="0.355cm" draw:fill-color="#a6efe3" draw:textarea-horizontal-align="justify" draw:textarea-vertical-align="middle" draw:auto-grow-height="false" fo:min-height="0.503cm" fo:min-width="6.222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3f90" draw:marker-start-width="0.355cm" draw:marker-end-width="0.355cm" draw:fill-color="#87ddec" draw:textarea-horizontal-align="left" draw:textarea-vertical-align="middle" draw:auto-grow-height="false" fo:min-height="0.503cm" fo:min-width="15.006cm" fo:padding-top="0.15cm" fo:padding-bottom="0.15cm" fo:padding-left="0cm" fo:padding-right="0.275cm"/>
    </style:style>
    <style:style style:name="gr6" style:family="graphic" style:parent-style-name="standard">
      <style:graphic-properties draw:stroke="none" svg:stroke-width="0.051cm" svg:stroke-color="#003f90" draw:marker-start-width="0.355cm" draw:marker-end-width="0.355cm" draw:fill="none" draw:fill-color="#87ddec" draw:textarea-horizontal-align="left" draw:textarea-vertical-align="middle" draw:auto-grow-height="false" fo:min-height="0.503cm" fo:min-width="15.006cm" fo:padding-top="0.15cm" fo:padding-bottom="0.15cm" fo:padding-left="0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a6efe3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87ddec"/>
      <style:paragraph-properties fo:text-align="center"/>
      <style:text-properties style:font-name="Ubuntu Mono2" fo:font-size="24pt" style:font-size-asian="18pt" style:font-size-complex="18pt"/>
    </style:style>
    <style:style style:name="P5" style:family="paragraph">
      <loext:graphic-properties draw:fill-color="#a6efe3"/>
      <style:paragraph-properties fo:text-align="center"/>
      <style:text-properties style:font-name="Ubuntu Mono2" fo:font-size="24pt" style:font-size-asian="18pt" style:font-size-complex="18pt"/>
    </style:style>
    <style:style style:name="P6" style:family="paragraph">
      <style:paragraph-properties fo:text-align="center"/>
      <style:text-properties style:font-name="Ubuntu Mono1"/>
    </style:style>
    <style:style style:name="P7" style:family="paragraph">
      <loext:graphic-properties draw:fill="none" draw:fill-color="#87ddec"/>
      <style:paragraph-properties fo:text-align="center"/>
      <style:text-properties style:font-name="Ubuntu Mono1" fo:font-size="24pt" style:font-size-asian="18pt" style:font-size-complex="18pt"/>
    </style:style>
    <style:style style:name="T1" style:family="text">
      <style:text-properties style:font-name="Ubuntu Mono4" fo:font-size="24pt" style:font-name-asian="Ubuntu Mono4" style:font-size-asian="18pt" style:font-name-complex="Ubuntu Mono4" style:font-size-complex="18pt"/>
    </style:style>
    <style:style style:name="T2" style:family="text">
      <style:text-properties style:font-name="Ubuntu Mono1" fo:font-size="24pt" style:font-name-asian="Linux Libertine O" style:font-size-asian="18pt" style:font-name-complex="Linux Libertine O" style:font-size-complex="18pt"/>
    </style:style>
    <style:style style:name="T3" style:family="text">
      <style:text-properties style:font-name="Ubuntu Mono1" fo:font-size="18pt" style:font-name-asian="Linux Libertine O" style:font-size-asian="18pt" style:font-name-complex="Linux Libertine 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23cm" svg:height="10.135cm" svg:x="0.164cm" svg:y="0.152cm">
          <draw:image xlink:href="Pictures/10000201000003450000034619DA70EA2E39CBF7.png" xlink:type="simple" xlink:show="embed" xlink:actuate="onLoad">
            <text:p/>
          </draw:image>
        </draw:frame>
        <draw:polygon draw:style-name="gr2" draw:text-style-name="P2" draw:layer="layout" svg:width="3.682cm" svg:height="2.285cm" svg:x="8.255cm" svg:y="1.651cm" svg:viewBox="0 0 3683 2286" draw:points="0,0 3683,0 3683,889 1397,2286">
          <text:p/>
        </draw:polygon>
        <draw:custom-shape draw:style-name="gr3" draw:text-style-name="P4" draw:layer="layout" svg:width="6.858cm" svg:height="0.889cm" svg:x="11.811cm" svg:y="1.651cm">
          <text:p text:style-name="P3"><text:span text:style-name="T1">░░██░██░█░██░██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858cm" svg:height="0.889cm" svg:x="11.812cm" svg:y="2.751cm">
          <text:p text:style-name="P3"><text:span text:style-name="T1">00110110101101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858cm" svg:height="0.889cm" svg:x="11.81cm" svg:y="4.953cm">
          <text:p text:style-name="P3"><text:span text:style-name="T1"><text:s text:c="3"/></text:span><text:span text:style-name="T1">'6¶' (st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858cm" svg:height="0.889cm" svg:x="11.811cm" svg:y="6.053cm">
          <text:p text:style-name="P3"><text:span text:style-name="T1"><text:s text:c="2"/></text:span><text:span text:style-name="T1">14006 (in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858cm" svg:height="0.889cm" svg:x="11.811cm" svg:y="7.163cm">
          <text:p text:style-name="P3"><text:span text:style-name="T1">[54,182] (lis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5.367cm" svg:height="0.889cm" svg:x="11.811cm" svg:y="9.274cm">
          <text:p text:style-name="P3"><text:span text:style-name="T1">001101101011011011001110000000010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5.367cm" svg:height="0.889cm" svg:x="11.811cm" svg:y="8.374cm">
          <text:p text:style-name="P6"><text:span text:style-name="T2">↓ <text:s text:c="5"/></text:span><text:span text:style-name="T3"><text:s/></text:span><text:span text:style-name="T2">↓ <text:s text:c="5"/></text:span><text:span text:style-name="T3"><text:s/></text:span><text:span text:style-name="T2">↓ <text:s text:c="5"/></text:span><text:span text:style-name="T3"><text:s/></text:span><text:span text:style-name="T2">↓ <text:s text:c="6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O" svg:font-family="'Linux Libertine O'" style:font-adornments="Regular"/>
    <style:font-face style:name="Ubuntu Mono3" svg:font-family="'Ubuntu Mono'"/>
    <style:font-face style:name="Ubuntu Mono4" svg:font-family="'Ubuntu Mono'" style:font-adornments="Regular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9T10:18:22.585913310</meta:creation-date>
    <dc:date>2016-08-08T09:56:16.181928606</dc:date>
    <meta:editing-duration>PT3H51M35S</meta:editing-duration>
    <meta:editing-cycles>8</meta:editing-cycles>
    <meta:generator>LibreOffice/5.1.5.2$Linux_X86_64 LibreOffice_project/10m0$Build-2</meta:generator>
    <meta:document-statistic meta:object-count="9"/>
  </office:meta>
</office:document-meta>
</file>